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9" style:family="table-cell" style:parent-style-name="Default">
      <style:text-properties style:font-name="Liberation Sans" style:font-name-asian="Droid Sans" style:font-name-complex="Lohit Hindi"/>
    </style:style>
    <style:style style:name="ce10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color="#0000ff" style:font-name="Liberation Sans" style:font-name-asian="Droid Sans" style:font-name-complex="Lohit Hindi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style:font-name="Liberation Sans" style:font-name-asian="Droid Sans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5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6" style:family="table-cell" style:parent-style-name="Default">
      <style:text-properties fo:color="#000000" style:font-name="Liberation Sans" style:font-name-asian="Droid Sans"/>
    </style:style>
    <style:style style:name="ce17" style:family="table-cell" style:parent-style-name="Default">
      <style:text-properties fo:color="#0000ff" style:font-name="Liberation Sans" style:font-name-asian="Droid 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2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6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9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color="#00ffff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fo:color="#000000" style:text-line-through-type="none" fo:font-weight="normal" style:font-weight-asian="normal" style:font-weight-complex="normal"/>
    </style:style>
    <style:style style:name="T14" style:family="text">
      <style:text-properties fo:color="#000000" style:font-name="Liberation Sans" style:font-name-asian="Droid Sans"/>
    </style:style>
    <style:style style:name="T15" style:family="text">
      <style:text-properties style:font-name-asian="Droid Sans" style:font-size-asian="14pt" style:font-size-complex="14pt"/>
    </style:style>
    <style:style style:name="T16" style:family="text">
      <style:text-properties style:font-name="Liberation Sans" fo:font-size="14pt" style:font-name-asian="Droid Sans" style:font-size-asian="14pt" style:font-size-complex="14pt"/>
    </style:style>
    <style:style style:name="T17" style:family="text">
      <style:text-properties fo:color="#0000ff"/>
    </style:style>
    <style:style style:name="T18" style:family="text">
      <style:text-properties style:font-name="Liberation Sans" style:font-name-asian="Droid Sans"/>
    </style:style>
    <style:style style:name="T19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0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1" style:family="text">
      <style:text-properties style:font-name="Liberation Sans" style:font-name-asian="Droid Sans" fo:font-weight="bold" style:font-weight-asian="bold" style:font-weight-complex="bold"/>
    </style:style>
    <style:style style:name="T22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3" style:family="text">
      <style:text-properties fo:color="#000000" style:font-name="Liberation Sans" fo:font-weight="bold" style:font-name-asian="Droid Sans" style:font-weight-asian="bold" style:font-weight-complex="bold"/>
    </style:style>
    <style:style style:name="T24" style:family="text">
      <style:text-properties fo:color="#0000ff" style:font-name="Liberation Sans" style:font-name-asian="Droid Sans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0047ff"/>
    </style:style>
    <style:style style:name="T27" style:family="text">
      <style:text-properties style:font-name="Liberation Sans" fo:font-weight="bold" style:font-name-asian="Droid Sans" style:font-weight-asian="bold" style:font-weight-complex="bold"/>
    </style:style>
    <style:style style:name="T28" style:family="text">
      <style:text-properties style:font-name="Liberation Sans" fo:font-size="10pt" style:font-name-asian="Droid Sans" style:font-size-asian="10pt" style:font-size-complex="10pt"/>
    </style:style>
    <style:style style:name="T29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0" style:family="text">
      <style:text-properties style:font-name="Liberation Sans" fo:font-size="11pt" style:font-name-asian="Droid Sans" style:font-size-asian="11pt" style:font-size-complex="11pt"/>
    </style:style>
    <style:style style:name="T31" style:family="text">
      <style:text-properties fo:color="#000000" fo:font-size="14pt"/>
    </style:style>
    <style:style style:name="T32" style:family="text">
      <style:text-properties fo:font-size="14pt" fo:color="#ff0000"/>
    </style:style>
    <style:style style:name="T33" style:family="text">
      <style:text-properties fo:font-size="14pt" fo:color="#000000"/>
    </style:style>
    <style:style style:name="T34" style:family="text">
      <style:text-properties fo:font-size="14pt" fo:color="#000000" fo:font-weight="normal" style:font-weight-asian="normal" style:font-weight-complex="normal"/>
    </style:style>
    <style:style style:name="T35" style:family="text">
      <style:text-properties fo:font-size="12pt"/>
    </style:style>
    <style:style style:name="T36" style:family="text">
      <style:text-properties fo:color="#ff0000" fo:font-size="14pt"/>
    </style:style>
    <style:style style:name="T37" style:family="text">
      <style:text-properties style:font-size-asian="14pt" style:font-size-complex="14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text-line-through-type="single" style:font-name-asian="Droid Sans" style:font-size-asian="14pt" style:font-size-complex="14pt"/>
    </style:style>
    <style:style style:name="T40" style:family="text">
      <style:text-properties style:font-name="Liberation Sans" fo:font-weight="normal" style:font-name-asian="Droid Sans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line-through-type="single"/>
    </style:style>
    <style:style style:name="T43" style:family="text">
      <style:text-properties fo:color="#000000" style:font-name="Liberation Sans" style:font-name-asian="Droid Sans" style:text-position="super"/>
    </style:style>
    <style:style style:name="T44" style:family="text">
      <style:text-properties fo:color="#000000" style:font-name="Liberation Sans" style:font-name-asian="Droid Sans" style:font-name-complex="Lohit Hindi"/>
    </style:style>
    <style:style style:name="T45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3">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3" office:value-type="string" calcext:value-type="string">
            <text:p/>
            <text:p><text:span text:style-name="T1"> {3, 7, 11, </text:span><text:span text:style-name="T11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8, 16, 25}</text:span></text:p>
            <text:p/>
            <text:p/>
            <text:p><text:span text:style-name="T12"><text:a xlink:href="file:///home/mohamed/Desktop/windowOfFour/presentation.ods" xlink:type="simple">Presentation</text:a></text:span></text:p>
            <text:p/>
            <text:p/>
          </table:table-cell>
          <table:table-cell table:style-name="ce1" office:value-type="string" calcext:value-type="string">
            <text:p/>
            <text:p><text:span text:style-name="T6">{</text:span><text:span text:style-name="T13">5</text:span><text:span text:style-name="T1">, 12, 18, 24}</text:span></text:p>
            <text:p/>
            <text:p><text:span text:style-name="T12"><text:a xlink:href="file:///home/mohamed/Desktop/windowOfFour/finalVersionAug31.odt" xlink:type="simple">Generate  a final version</text:a></text:span></text:p>
            <text:p><text:span text:style-name="T14">(Next: New Measurement Table)</text:span></text:p>
            <text:p><text:span text:style-name="T14">Manual, Supp., Clean Code</text:span></text:p>
            <text:p><text:span text:style-name="T14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10" office:value-type="string" calcext:value-type="string">
            <text:p><text:span text:style-name="T15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6"><text:a xlink:href="file:///home/mohamed/Desktop/windowOfFour/plosCompVersion.odt" xlink:type="simple">Make A Plos Comp. Biology Version</text:a></text:span></text:p>
            <text:p><text:span text:style-name="T16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9" office:value-type="string" calcext:value-type="string">
            <text:p><text:span text:style-name="T16"><text:a xlink:href="#InOutFocus" xlink:type="simple">In/Out of Focus Cells</text:a></text:span></text:p>
            <text:p><text:span text:style-name="T16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1" office:value-type="string" calcext:value-type="string">
            <text:p><text:span text:style-name="T17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2" office:value-type="string" calcext:value-type="string">
            <text:p><text:span text:style-name="T17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2" office:value-type="string" calcext:value-type="string">
            <text:p><text:span text:style-name="T17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pan text:style-name="T18">*. </text:span><text:span text:style-name="T18"><text:a xlink:href="file:///home/mohamed/Desktop/windowOfFour/improveDiscussion.odt" xlink:type="simple">Improve Discussion</text:a></text:span><text:span text:style-name="T18"> (imp.) (DL: 14/09 (4) )</text:span></text:p>
          </table:table-cell>
        </table:table-row>
        <table:table-row table:style-name="ro3">
          <table:table-cell/>
          <table:table-cell table:style-name="ce1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5" office:value-type="string" calcext:value-type="string">
            <text:p><text:span text:style-name="T19">Plos-One version </text:span><text:span text:style-name="T20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8">*. </text:span><text:span text:style-name="T21">FC +- std Chart </text:span><text:span text:style-name="T22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3">Scale Bars</text:span><text:span text:style-name="T18">  (DL: 14/09)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 calcext:value-type="string">
            <text:p>Finish Report for Asmae</text:p>
          </table:table-cell>
          <table:table-cell table:style-name="ce17" office:value-type="string" calcext:value-type="string">
            <text:p><text:span text:style-name="T24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5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5" office:value-type="string" calcext:value-type="string">
            <text:p>2. Detect nucleus</text:p>
          </table:table-cell>
          <table:table-cell table:style-name="ce17" office:value-type="string" calcext:value-type="string">
            <text:p>Follow the Plan</text:p>
          </table:table-cell>
        </table:table-row>
        <table:table-row table:style-name="ro5">
          <table:table-cell table:style-name="ce5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5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5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5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5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6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5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5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5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5">15</text:span><text:span text:style-name="T1">, </text:span><text:span text:style-name="T2">20</text:span><text:span text:style-name="T1">, </text:span><text:span text:style-name="T2">23</text:span><text:span text:style-name="T1">}</text:span></text:p>
            <text:p>Important Goals (Important but not Urgent)</text:p>
            <text:p/>
            <text:p/>
            <text:p><text:span text:style-name="T24"><text:a xlink:href="#ICDIP_Journal" xlink:type="simple">ICDIP to Journal</text:a></text:span></text:p>
            <text:p/>
            <text:p><text:span text:style-name="T18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/>
            <text:p/>
            <text:p><text:span text:style-name="T18"><text:a xlink:href="file:///home/mohamed/Desktop/windowOfFour/prib2015.ods" xlink:type="simple">PRIB 2015</text:a></text:span></text:p>
            <text:p/>
            <text:p><text:span text:style-name="T18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</text:span><text:span text:style-name="T3">25</text:span><text:span text:style-name="T1">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13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11">15</text:span><text:span text:style-name="T1">, 20, 23}</text:span></text:p>
            <text:p/>
            <text:p>Expand Contour:</text:p>
            <text:p/>
            <text:p><text:span text:style-name="T27">1. Prepare att GT images</text:span></text:p>
            <text:p><text:span text:style-name="T18">- images\Dataset+GT into one dir.</text:span></text:p>
            <text:p><text:span text:style-name="T18">2. Rescore Pratt (CellSer, Stat,</text:span></text:p>
            <text:p><text:span text:style-name="T18">HCSP &amp; Expanded)</text:span></text:p>
            <text:p><text:span text:style-name="T18">Measurement.scoring.computePrattForDataset</text:span></text:p>
            <text:p><text:span text:style-name="T18">3. Download :</text:span></text:p>
            <text:p><text:span text:style-name="T18">523 dataset reference [23] in cellSerpant</text:span></text:p>
            <text:p><text:span text:style-name="T18">4. Compute F1-Measure</text:span></text:p>
            <text:p/>
            <text:p><text:span text:style-name="T18">Resources:</text:span></text:p>
            <text:p><text:span text:style-name="T28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13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8">a. Active Contour → Snake.java (to test with crop im)</text:span></text:p>
            <text:p><text:span text:style-name="T28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20, 23}</text:span></text:p>
            <text:p>Important:</text:p>
            <text:p/>
            <text:p><text:span text:style-name="T29"><text:a xlink:href="file:///home/mohamed/Desktop/windowOfFour/imageJConf.odt" xlink:type="simple">ImageJ Conf.</text:a></text:span><text:span text:style-name="T29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4">*. Separate imageJ and image-Canvas</text:span></text:p>
            <text:p><text:span text:style-name="T14">In InteractiveSegmentation</text:span></text:p>
            <text:p><text:span text:style-name="T14">*. CorrectRois (Tests)</text:span></text:p>
            <text:p><text:span text:style-name="T14">*. Specify Membrane Width</text:span></text:p>
            <text:p><text:span text:style-name="T14">*. write to Images</text:span></text:p>
            <text:p><text:span text:style-name="T14">*. Write ExpandContours Report</text:span></text:p>
            <text:p/>
            <text:p><text:span text:style-name="T29">DA : analyze 2 features (x vs y) , fix int/size &amp; mem charts</text:span></text:p>
            <text:p><text:span text:style-name="T29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</text:span><text:span text:style-name="T3">16</text:span><text:span text:style-name="T1">, 25}</text:span></text:p>
            <text:p>Distractions:</text:p>
            <text:p/>
            <text:p/>
            <text:p><text:span text:style-name="T30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30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9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20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20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1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1">{</text:span><text:span text:style-name="T32">3</text:span><text:span text:style-name="T33">,</text:span><text:span text:style-name="T32"> 7</text:span><text:span text:style-name="T33">, 11, </text:span><text:span text:style-name="T34">15</text:span><text:span text:style-name="T33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5">1. Cover Page (design Image + Latex Template)</text:span></text:p>
            <text:p><text:span text:style-name="T35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6">{3</text:span><text:span text:style-name="T33">, 7, 11, </text:span><text:span text:style-name="T34">15</text:span><text:span text:style-name="T33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2">6</text:span><text:span text:style-name="T1">, 9, 10, 13, 14, 17, 19, 21, 22}</text:span></text:p>
            <text:p>Critical Activities / Final Version</text:p>
            <text:p/>
            <text:p>Migrated into new thesis project (draft.tex)</text:p>
            <text:p>Next: References, Then: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5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7">1. Introduction   </text:span></text:p>
            <text:p><text:span text:style-name="T37">2. Concepts | Literature | Yeast Analysis Platform</text:span></text:p>
            <text:p><text:span text:style-name="T37">3. Design | Segmentation | Segmentation : Cell Detection</text:span></text:p>
            <text:p><text:span text:style-name="T37">4. Segmentation Algorithms | Measurment &amp; Analysis | Segmentation : Exact Contour Extraction</text:span></text:p>
            <text:p><text:span text:style-name="T37">5. System Workflow and GUI | Workflow &amp; GUI | Texture Measurment</text:span></text:p>
            <text:p><text:span text:style-name="T37">6. Yeast Experiments | Case Studies | Case Study</text:span></text:p>
            <text:p><text:span text:style-name="T37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38">Di Zi Thesis.</text:span></text:p>
            <text:p><text:span text:style-name="T38">Kuan Thesis.</text:span></text:p>
            <text:p><text:span text:style-name="T38">Alex Thesis.</text:span></text:p>
            <text:p><text:span text:style-name="T38">Asmae's Work</text:span></text:p>
            <text:p><text:span text:style-name="T38">Paul's Works (from Journal References)</text:span></text:p>
            <text:p><text:span text:style-name="T38">From my Previous List (Check Below)</text:span></text:p>
            <text:p/>
            <text:p><text:span text:style-name="T38">Plan What to Do with Structure</text:span></text:p>
            <text:p><text:span text:style-name="T38">Current Design:</text:span></text:p>
            <text:p><text:span text:style-name="T38">1. Introdduction</text:span></text:p>
            <text:p><text:span text:style-name="T38">2. Concepts</text:span></text:p>
            <text:p><text:span text:style-name="T38">3. Design</text:span></text:p>
            <text:p><text:span text:style-name="T38">4. Segmentation Algorithms</text:span></text:p>
            <text:p><text:span text:style-name="T38">5. System Workflow and GUI</text:span></text:p>
            <text:p><text:span text:style-name="T38">6. Yeast Experiments</text:span></text:p>
            <text:p/>
            <text:p><text:span text:style-name="T38">Plan What Contents to Add</text:span></text:p>
            <text:p><text:span text:style-name="T38">1. Paul's Journal</text:span></text:p>
            <text:p><text:span text:style-name="T38">2. ICDIP content</text:span></text:p>
            <text:p><text:span text:style-name="T38">3. ICABME, ImageJ Plugin</text:span></text:p>
            <text:p/>
            <text:p><text:span text:style-name="T38">Plan What Images to Add</text:span></text:p>
            <text:p><text:span text:style-name="T38">1. Images from all published Papers.</text:span></text:p>
            <text:p><text:span text:style-name="T38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8" office:value-type="string" calcext:value-type="string">
            <text:p/>
            <text:p><text:span text:style-name="T1"> {</text:span><text:span text:style-name="T2">3</text:span><text:span text:style-name="T1">, 7, 11, </text:span><text:span text:style-name="T11">15</text:span><text:span text:style-name="T1">, 20, 23}</text:span></text:p>
            <text:p>Follow Up Tasks</text:p>
            <text:p/>
            <text:p><text:span text:style-name="T18"><text:a xlink:href="file:///home/mohamed/Desktop/windowOfFour/followUps.odt" xlink:type="simple">Follow Ups</text:a></text:span></text:p>
            <text:p/>
            <text:p><text:span text:style-name="T18"> </text:span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8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8" office:value-type="string" calcext:value-type="string">
            <text:p/>
            <text:p><text:span text:style-name="T6">{</text:span><text:span text:style-name="T13">5</text:span><text:span text:style-name="T1">, 12, 18, 24}</text:span></text:p>
            <text:p><text:span text:style-name="T18">Highest Priority To Do</text:span></text:p>
            <text:p/>
            <text:p><text:span text:style-name="T27"><text:a xlink:href="file:///home/mohamed/Desktop/windowOfFour/presentation.ods" xlink:type="simple">Group Presentation</text:a></text:span></text:p>
            <text:p><text:span text:style-name="T27">Installing texlive</text:span></text:p>
            <text:p><text:span text:style-name="T40">1. The effect of NaCl</text:span></text:p>
            <text:p><text:span text:style-name="T40">2. DistanceMax, </text:span></text:p>
            <text:p><text:span text:style-name="T40">3. GreyWeighted, </text:span></text:p>
            <text:p><text:span text:style-name="T40">4. textureClustering.</text:span></text:p>
            <text:p><text:span text:style-name="T40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7" office:value-type="string" calcext:value-type="string">
            <text:p><text:span text:style-name="T39">2.</text:span><text:span text:style-name="T39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5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1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>Quick Tool Improvements:</text:p>
            <text:p/>
            <text:p/>
            <text:p><text:span text:style-name="T18">Done Maven-Git (Readme file added)</text:span></text:p>
            <text:p><text:span text:style-name="T40">Embedded DB Engine H2:</text:span></text:p>
            <text:p><text:span text:style-name="T40">Next: fix createDB then FillDatabase</text:span></text:p>
            <text:p/>
            <text:p/>
            <text:p><text:span text:style-name="T18">FillDatabase.java (addTask)</text:span></text:p>
            <text:p><text:span text:style-name="T18">ReadTableContents.java</text:span></text:p>
            <text:p><text:span text:style-name="T18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2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</text:span><text:span text:style-name="T2">23</text:span><text:span text:style-name="T1">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</text:p>
            <text:p><text:span text:style-name="T14">3. IND report new job (mtleis; H@)  </text:span></text:p>
            <text:p><text:span text:style-name="T14">Explore (Home 2</text:span><text:span text:style-name="T43">nd</text:span><text:span text:style-name="T14"> Column, Inkomen en vermogen)</text:span></text:p>
            <text:p><text:span text:style-name="T44">→ </text:span></text:p>
            <text:p><text:span text:style-name="T14">4. T-Mobile check facture </text:span><text:span text:style-name="T14">←</text:span></text:p>
            <text:p><text:span text:style-name="T14">5. All info (people get excel file) dis </text:span></text:p>
            <text:p><text:span text:style-name="T40">6. Organize/Clean Office </text:span></text:p>
            <text:p><text:span text:style-name="T45">7. Scan folders</text:span></text:p>
            <text:p><text:span text:style-name="T18">8. Dx orders</text:span></text:p>
            <text:p><text:span text:style-name="T18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</text:span><text:span text:style-name="T2">22</text:span><text:span text:style-name="T1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4">2. OV-ChipKaart 8EUR refund </text:span></text:p>
            <text:p><text:span text:style-name="T14">(mtleis100, malak1990, Added more cards, check)</text:span></text:p>
            <text:p>3. ULCN pass (Saleh2014) into allInfo</text:p>
            <text:p><text:span text:style-name="T18">4. Read Job Contract</text:span></text:p>
            <text:p><text:span text:style-name="T14">5. Pension Letter / Pension Catalog int </text:span></text:p>
            <text:p><text:span text:style-name="T18">6. Read all mail letters </text:span></text:p>
            <text:p><text:span text:style-name="T18">7. Read Visio Papers </text:span></text:p>
            <text:p><text:span text:style-name="T18">8. Nuon Letter (3 checks email)</text:span></text:p>
            <text:p><text:span text:style-name="T18">9. Read Z&amp;Z magazine </text:span></text:p>
            <text:p><text:span text:style-name="T18">10. Fuyu's images, scilimage c program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4">1. Contact office (job help)</text:span></text:p>
            <text:p><text:span text:style-name="T14">Nov. 10 : </text:span><text:span text:style-name="T14"><text:a xlink:href="mailto:loopbaanadvies@bb.leidenuniv.nl" xlink:type="simple">loopbaanadvies@bb.leidenuniv.nl</text:a></text:span><text:span text:style-name="T14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6">Registration Link</text:span></text:p>
            <text:p><text:span text:style-name="T46"><text:a xlink:href="https://fd8.formdesk.com/universiteitutrecht/Yeasterday2014" xlink:type="simple">https://fd8.formdesk.com/universiteitutrecht/Yeasterday2014</text:a></text:span></text:p>
            <text:p/>
            <text:p><text:span text:style-name="T46">Abstract:</text:span></text:p>
            <text:p><text:span text:style-name="T46"><text:a xlink:href="file:///home/mohamed/mohamed/Phd_Research/Conferences/YeasterDay/abstract-yeasterday-Tleis.docx" xlink:type="simple">doc</text:a></text:span></text:p>
            <text:p/>
            <text:p><text:span text:style-name="T46">Contact:</text:span></text:p>
            <text:p><text:span text:style-name="T46"><text:a xlink:href="file:///home/mohamed/mohamed/Phd_Research/Conferences/YeasterDay/registering.eml" xlink:type="simple">email</text:a></text:span></text:p>
            <text:p><text:span text:style-name="T46">C.I.Rutten@uu.nl.</text:span></text:p>
            <text:p><text:span text:style-name="T46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5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8">2. Integrate into App</text:span></text:p>
            <text:p><text:span text:style-name="T28">DisMaxCSP to be added as new Segmentation Method</text:span></text:p>
            <text:p><text:span text:style-name="T28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8">test.segmentation.methods.distanceMaxima</text:span></text:p>
            <text:p><text:span text:style-name="T18">DisMaxCSP → Results very nice; </text:span></text:p>
            <text:p><text:span text:style-name="T18">But there are still double detections, </text:span></text:p>
            <text:p><text:span text:style-name="T18">and detections at non-Cell locations.</text:span></text:p>
            <text:p><text:span text:style-name="T18"> (filter by textures?; or by circularity?; </text:span></text:p>
            <text:p><text:span text:style-name="T18">few cases are still not detected). </text:span></text:p>
            <text:p><text:span text:style-name="T18">Balance between speed and accuracy.</text:span></text:p>
            <text:p><text:span text:style-name="T27">DisMaxCSP2 </text:span><text:span text:style-name="T18">to study results:</text:span></text:p>
            <text:p><text:span text:style-name="T18">1. Getting maxima average = 0.1 second</text:span></text:p>
            <text:p><text:span text:style-name="T18">2. Processing Points average = 0.6→0.8 second </text:span></text:p>
            <text:p><text:span text:style-name="T18">(should be per point)</text:span></text:p>
            <text:p><text:span text:style-name="T18">3. J48 classification of fwClass (good results)</text:span></text:p>
            <text:p/>
            <text:p><text:span text:style-name="T18">A Basic working model. DistanceMaxima.java DONE. </text:span></text:p>
            <text:p><text:span text:style-name="T18">Next Duplicate HoughCSP </text:span></text:p>
            <text:p><text:span text:style-name="T18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1:03:44.08542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23T14:19:13.651115430</dc:date>
    <dc:creator>Mohamed Tleis</dc:creator>
    <meta:editing-duration>P60DT17H54M9S</meta:editing-duration>
    <meta:editing-cycles>639</meta:editing-cycles>
    <meta:generator>LibreOffice/4.2.5.2$Linux_X86_64 LibreOffice_project/420m0$Build-2</meta:generator>
    <meta:document-statistic meta:table-count="23" meta:cell-count="301" meta:object-count="0"/>
  </office:meta>
</office:document-meta>
</file>